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archeological</text:p>
          </table:table-cell>
          <table:table-cell table:style-name="ACE-0" office:value-type="string">
            <text:p>Blekinge-01</text:p>
          </table:table-cell>
          <table:table-cell table:style-name="ACE-0" office:value-type="float" office:value="56.079999999999998">
            <text:p>56.08</text:p>
          </table:table-cell>
          <table:table-cell table:style-name="ACE-0" office:value-type="float" office:value="15.85">
            <text:p>15.85</text:p>
          </table:table-cell>
          <table:table-cell table:style-name="ACE-0" table:formula="of:=[.Y2]" office:value-type="float" office:value="1250">
            <text:p>1250</text:p>
          </table:table-cell>
          <table:table-cell table:style-name="ACE-0" table:formula="of:=[.Z2]/2" office:value-type="float" office:value="125">
            <text:p>1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5901699437494745">
            <text:p>0.559017</text:p>
          </table:table-cell>
          <table:table-cell table:style-name="ACE-0" office:value-type="float" office:value="0.55901699437494745">
            <text:p>0.559016994374947</text:p>
          </table:table-cell>
          <table:table-cell table:style-name="ACE-0" office:value-type="string">
            <text:p>Berglund1964,Berglund1971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99">
            <text:p>199</text:p>
          </table:table-cell>
          <table:table-cell table:style-name="ACE-0" office:value-type="string">
            <text:p>1463; 49.0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Torhamns Udd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Blekinge-02</text:p>
          </table:table-cell>
          <table:table-cell table:style-name="ACE-0" office:value-type="float" office:value="56.200000000000003">
            <text:p>56.2</text:p>
          </table:table-cell>
          <table:table-cell table:style-name="ACE-0" office:value-type="float" office:value="15.92">
            <text:p>15.92</text:p>
          </table:table-cell>
          <table:table-cell table:style-name="ACE-0" table:formula="of:=[.Y3]" office:value-type="float" office:value="6475">
            <text:p>6475</text:p>
          </table:table-cell>
          <table:table-cell table:style-name="ACE-0" table:formula="of:=[.Z3]/2" office:value-type="float" office:value="82.5">
            <text:p>82.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0" office:value-type="float" office:value="8.1199999999999992">
            <text:p>8.12</text:p>
          </table:table-cell>
          <table:table-cell table:style-name="ACE-0" office:value-type="float" office:value="0.55901699437494745">
            <text:p>0.559017</text:p>
          </table:table-cell>
          <table:table-cell table:style-name="ACE-0" office:value-type="float" office:value="0.55901699437494745">
            <text:p>0.559016994374947</text:p>
          </table:table-cell>
          <table:table-cell table:style-name="ACE-0" office:value-type="string">
            <text:p>YuEtal2007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1464; Olsäng</text:p>
          </table:table-cell>
          <table:table-cell table:style-name="ACE-0" office:value-type="string">
            <text:p>Yu et al. 2007</text:p>
          </table:table-cell>
          <table:table-cell table:style-name="ACE-0" office:value-type="string">
            <text:p>Sweden SE; Blekinge; Olsäng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165">
            <text:p>1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5.82">
            <text:p>15.82</text:p>
          </table:table-cell>
          <table:table-cell table:style-name="ACE-0" office:value-type="float" office:value="4160">
            <text:p>4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14564392373896">
            <text:p>1.1456439</text:p>
          </table:table-cell>
          <table:table-cell table:style-name="ACE-0" office:value-type="float" office:value="1.14564392373896">
            <text:p>1.14564392373896</text:p>
          </table:table-cell>
          <table:table-cell table:style-name="ACE-0" office:value-type="string">
            <text:p>Berglund1964,Berglund197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1460; Björkärr-1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Björkärr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270">
            <text:p>2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0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20">
            <text:p>−2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1448; Färsksjön-3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Färk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4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5]+1" office:value-type="string" office:string-value="#REF!">
            <text:p>#REF!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1449; Färsksjön-7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Färk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585">
            <text:p>7585</text:p>
          </table:table-cell>
          <table:table-cell table:style-name="ACE-0" office:value-type="float" office:value="105">
            <text:p>1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5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1450; Färsksjön-8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Färk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35">
            <text:p>7635</text:p>
          </table:table-cell>
          <table:table-cell table:style-name="ACE-0" office:value-type="float" office:value="160">
            <text:p>1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1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1447; Spjälkö-1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35">
            <text:p>7735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2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182">
            <text:p>182</text:p>
          </table:table-cell>
          <table:table-cell table:style-name="ACE-0" office:value-type="string">
            <text:p>1446; Spjälkö-2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95">
            <text:p>7695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4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181">
            <text:p>181</text:p>
          </table:table-cell>
          <table:table-cell table:style-name="ACE-0" office:value-type="string">
            <text:p>1445; Spjälkö-4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5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1444; Spjälkö-5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9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5260">
            <text:p>52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20">
            <text:p>−2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179">
            <text:p>179</text:p>
          </table:table-cell>
          <table:table-cell table:style-name="ACE-0" office:value-type="string">
            <text:p>1443; Spjälkö-9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5.82">
            <text:p>15.82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14564392373896">
            <text:p>1.1456439</text:p>
          </table:table-cell>
          <table:table-cell table:style-name="ACE-0" office:value-type="float" office:value="1.14564392373896">
            <text:p>1.14564392373896</text:p>
          </table:table-cell>
          <table:table-cell table:style-name="ACE-0" office:value-type="string">
            <text:p>Berglund1964,Berglund1971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1461; Björkärr-2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Björkärr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470">
            <text:p>4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5.82">
            <text:p>15.82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14564392373896">
            <text:p>1.1456439</text:p>
          </table:table-cell>
          <table:table-cell table:style-name="ACE-0" office:value-type="float" office:value="1.14564392373896">
            <text:p>1.14564392373896</text:p>
          </table:table-cell>
          <table:table-cell table:style-name="ACE-0" office:value-type="string">
            <text:p>Berglund1964,Berglund1971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198">
            <text:p>198</text:p>
          </table:table-cell>
          <table:table-cell table:style-name="ACE-0" office:value-type="string">
            <text:p>1462; Björkärr-4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Björkärr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005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etula leaves and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3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1458; Ryssjön-A1</text:p>
          </table:table-cell>
          <table:table-cell table:style-name="ACE-0" office:value-type="string">
            <text:p>Yu et al 2003</text:p>
          </table:table-cell>
          <table:table-cell table:style-name="ACE-0" office:value-type="string">
            <text:p>Sweden SE; Blekinge; Rys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425">
            <text:p>3425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006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7245">
            <text:p>724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etula leaves and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3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1459; Ryssjön-A2</text:p>
          </table:table-cell>
          <table:table-cell table:style-name="ACE-0" office:value-type="string">
            <text:p>Yu et al 2003</text:p>
          </table:table-cell>
          <table:table-cell table:style-name="ACE-0" office:value-type="string">
            <text:p>Sweden SE; Blekinge; Rys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75">
            <text:p>8075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548</text:p>
          </table:table-cell>
          <table:table-cell table:style-name="ACE-0" office:value-type="float" office:value="56.159999999999997">
            <text:p>56.16</text:p>
          </table:table-cell>
          <table:table-cell table:style-name="ACE-0" office:value-type="float" office:value="14.880000000000001">
            <text:p>14.88</text:p>
          </table:table-cell>
          <table:table-cell table:style-name="ACE-0" office:value-type="float" office:value="2935">
            <text:p>29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899999999999999">
            <text:p>3.09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5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201">
            <text:p>201</text:p>
          </table:table-cell>
          <table:table-cell table:style-name="ACE-0" office:value-type="string">
            <text:p>1465; Hunnemara-2</text:p>
          </table:table-cell>
          <table:table-cell table:style-name="ACE-0" office:value-type="string">
            <text:p>Yu et al., 2005</text:p>
          </table:table-cell>
          <table:table-cell table:style-name="ACE-0" office:value-type="string">
            <text:p>Sweden SE; Blekinge; Hunnemar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12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8">
            <text:p>14.98</text:p>
          </table:table-cell>
          <table:table-cell table:style-name="ACE-0" office:value-type="float" office:value="9245">
            <text:p>92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style-name="ACE-0"/>
          <table:table-cell table:style-name="ACE-0" table:formula="of:=[.R17]+1" office:value-type="string" office:string-value="#REF!">
            <text:p>#REF!</text:p>
          </table:table-cell>
          <table:table-cell table:style-name="ACE-0" office:value-type="float" office:value="208">
            <text:p>208</text:p>
          </table:table-cell>
          <table:table-cell table:style-name="ACE-0" office:value-type="string">
            <text:p>1594; BLE03</text:p>
          </table:table-cell>
          <table:table-cell table:style-name="ACE-0" office:value-type="string">
            <text:p>Hansson 2018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15">
            <text:p>10415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13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8">
            <text:p>14.98</text:p>
          </table:table-cell>
          <table:table-cell table:style-name="ACE-0" office:value-type="float" office:value="9435">
            <text:p>94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9">
            <text:p>−10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1604; BLE10</text:p>
          </table:table-cell>
          <table:table-cell table:style-name="ACE-0" office:value-type="string">
            <text:p>Hansson 2018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65">
            <text:p>10665</text:p>
          </table:table-cell>
          <table:table-cell table:style-name="ACE-0" office:value-type="float" office:value="395">
            <text:p>3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79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570">
            <text:p>9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4">
            <text:p>−11.4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213">
            <text:p>213</text:p>
          </table:table-cell>
          <table:table-cell table:style-name="ACE-0" office:value-type="string">
            <text:p>1608; BLE22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195">
            <text:p>1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0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0]+1" office:value-type="string" office:string-value="#REF!">
            <text:p>#REF!</text:p>
          </table:table-cell>
          <table:table-cell table:style-name="ACE-0" office:value-type="float" office:value="214">
            <text:p>214</text:p>
          </table:table-cell>
          <table:table-cell table:style-name="ACE-0" office:value-type="string">
            <text:p>1609; BLE23:1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760">
            <text:p>1076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1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1610; BLE23:2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385">
            <text:p>3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2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1611; BLE24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75">
            <text:p>10675</text:p>
          </table:table-cell>
          <table:table-cell table:style-name="ACE-0" office:value-type="float" office:value="390">
            <text:p>3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3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3]+1" office:value-type="string" office:string-value="#REF!">
            <text:p>#REF!</text:p>
          </table:table-cell>
          <table:table-cell table:style-name="ACE-0" office:value-type="float" office:value="217">
            <text:p>217</text:p>
          </table:table-cell>
          <table:table-cell table:style-name="ACE-0" office:value-type="string">
            <text:p>1612; BLE25:1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895">
            <text:p>10895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4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218">
            <text:p>218</text:p>
          </table:table-cell>
          <table:table-cell table:style-name="ACE-0" office:value-type="string">
            <text:p>1613; BLE25:2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385">
            <text:p>3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5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345">
            <text:p>93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1614; BLE26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93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4.890000000000001">
            <text:p>14.89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209">
            <text:p>209</text:p>
          </table:table-cell>
          <table:table-cell table:style-name="ACE-0" office:value-type="string">
            <text:p>1595; BLE34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35">
            <text:p>1053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94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4.890000000000001">
            <text:p>14.89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1596; BLE35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25">
            <text:p>1052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95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4.890000000000001">
            <text:p>14.89</text:p>
          </table:table-cell>
          <table:table-cell table:style-name="ACE-0" office:value-type="float" office:value="9375">
            <text:p>93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9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1600; BLE36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05">
            <text:p>10605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1331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83">
            <text:p>15.83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64039050586341462">
            <text:p>0.6403905</text:p>
          </table:table-cell>
          <table:table-cell table:style-name="ACE-0" office:value-type="float" office:value="0.64039050586341462">
            <text:p>0.6403905058634146</text:p>
          </table:table-cell>
          <table:table-cell table:style-name="ACE-0" office:value-type="string">
            <text:p>Berglund1964,Berglund1971,Nylander1969,Liljegren1970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189">
            <text:p>189</text:p>
          </table:table-cell>
          <table:table-cell table:style-name="ACE-0" office:value-type="string">
            <text:p>1453; Hallarums-41</text:p>
          </table:table-cell>
          <table:table-cell table:style-name="ACE-0" office:value-type="string">
            <text:p>Berglund 1964, 1971; Nylander 1969, Liljegren 1970</text:p>
          </table:table-cell>
          <table:table-cell table:style-name="ACE-0" office:value-type="string">
            <text:p>Sweden SE; Blekinge; Hallarums mos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85">
            <text:p>7785</text:p>
          </table:table-cell>
          <table:table-cell table:style-name="ACE-0" office:value-type="float" office:value="165">
            <text:p>1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1332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83">
            <text:p>15.83</text:p>
          </table:table-cell>
          <table:table-cell table:style-name="ACE-0" office:value-type="float" office:value="7105">
            <text:p>71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64039050586341462">
            <text:p>0.6403905</text:p>
          </table:table-cell>
          <table:table-cell table:style-name="ACE-0" office:value-type="float" office:value="0.64039050586341462">
            <text:p>0.6403905058634146</text:p>
          </table:table-cell>
          <table:table-cell table:style-name="ACE-0" office:value-type="string">
            <text:p>Berglund1964,Berglund1971,Nylander1969,Liljegren1970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1454; Hallarums-44</text:p>
          </table:table-cell>
          <table:table-cell table:style-name="ACE-0" office:value-type="string">
            <text:p>Berglund 1964, 1971; Nylander 1969, Liljegren 1970</text:p>
          </table:table-cell>
          <table:table-cell table:style-name="ACE-0" office:value-type="string">
            <text:p>Sweden SE; Blekinge; Hallarums mos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25">
            <text:p>7925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1406</text:p>
          </table:table-cell>
          <table:table-cell table:style-name="ACE-0" office:value-type="float" office:value="56.060000000000002">
            <text:p>56.06</text:p>
          </table:table-cell>
          <table:table-cell table:style-name="ACE-0" office:value-type="float" office:value="15.77">
            <text:p>15.77</text:p>
          </table:table-cell>
          <table:table-cell table:style-name="ACE-0" office:value-type="float" office:value="3545">
            <text:p>35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67089492470878032">
            <text:p>0.6708949</text:p>
          </table:table-cell>
          <table:table-cell table:style-name="ACE-0" office:value-type="float" office:value="0.67089492470878032">
            <text:p>0.6708949247087803</text:p>
          </table:table-cell>
          <table:table-cell table:style-name="ACE-0" office:value-type="string">
            <text:p>Berglund1964,Berglund197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1452; Inlängans-59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Inlängans mos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Blekinge-03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5.119999999999999">
            <text:p>15.12</text:p>
          </table:table-cell>
          <table:table-cell table:style-name="ACE-0" table:formula="of:=[.Y33]" office:value-type="float" office:value="8565">
            <text:p>8565</text:p>
          </table:table-cell>
          <table:table-cell table:style-name="ACE-0" table:formula="of:=[.Z33]/2" office:value-type="float" office:value="90">
            <text:p>90</text:p>
          </table:table-cell>
          <table:table-cell table:style-name="ACE-0" office:value-type="string">
            <text:p>alnus and betula seeds / 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5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203">
            <text:p>203</text:p>
          </table:table-cell>
          <table:table-cell table:style-name="ACE-0" office:value-type="string">
            <text:p>1467; Smygen</text:p>
          </table:table-cell>
          <table:table-cell table:style-name="ACE-0" office:value-type="string">
            <text:p>Yu et al., 2005</text:p>
          </table:table-cell>
          <table:table-cell table:style-name="ACE-0" office:value-type="string">
            <text:p>Sweden SE; Blekinge; Smyge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65">
            <text:p>8565</text:p>
          </table:table-cell>
          <table:table-cell table:style-name="ACE-0" office:value-type="float" office:value="180">
            <text:p>1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Blekinge-04</text:p>
          </table:table-cell>
          <table:table-cell table:style-name="ACE-0" office:value-type="float" office:value="56.159999999999997">
            <text:p>56.16</text:p>
          </table:table-cell>
          <table:table-cell table:style-name="ACE-0" office:value-type="float" office:value="14.880000000000001">
            <text:p>14.88</text:p>
          </table:table-cell>
          <table:table-cell table:style-name="ACE-0" table:formula="of:=[.Y34]" office:value-type="float" office:value="7865">
            <text:p>7865</text:p>
          </table:table-cell>
          <table:table-cell table:style-name="ACE-0" table:formula="of:=[.Z34]/2" office:value-type="float" office:value="125">
            <text:p>125</text:p>
          </table:table-cell>
          <table:table-cell table:style-name="ACE-0" office:value-type="string">
            <text:p>bulk sedimen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899999999999999">
            <text:p>3.09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5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1466; Hunnemara-1</text:p>
          </table:table-cell>
          <table:table-cell table:style-name="ACE-0" office:value-type="string">
            <text:p>Yu et al., 2005</text:p>
          </table:table-cell>
          <table:table-cell table:style-name="ACE-0" office:value-type="string">
            <text:p>Sweden SE; Blekinge; Hunnemar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5">
            <text:p>7865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 table:number-rows-repeated="39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6">
          <table:table-cell table:number-columns-repeated="256" table:style-name="ACE-0"/>
        </table:table-row>
        <table:table-row table:style-name="AROW-0" table:number-rows-repeated="5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">
          <gnm:selection gnm:start-col="1" gnm:start-row="2" gnm:end-col="1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8:56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